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1DD4DD2FA091789B9F4.png" manifest:media-type="image/png"/>
  <manifest:file-entry manifest:full-path="Pictures/10000001000002E8000001DDD0CB2F0935ED0A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0.899cm" draw:z-index="0"><draw:image xlink:href="Pictures/10000001000002E8000001DDD0CB2F0935ED0A28.png" xlink:type="simple" xlink:show="embed" xlink:actuate="onLoad" draw:mime-type="image/png"/></draw:frame><draw:frame draw:style-name="fr1" draw:name="Image2" text:anchor-type="char" svg:x="0.291cm" svg:y="13.966cm" svg:width="17cm" svg:height="10.899cm" draw:z-index="1"><draw:image xlink:href="Pictures/10000001000002E8000001DD4DD2FA091789B9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5:28:28.582936242</meta:creation-date>
    <dc:date>2023-09-04T15:29:09.223042163</dc:date>
    <meta:editing-duration>PT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